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3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3.306cm"/>
    </style:style>
    <style:style style:name="co4" style:family="table-column">
      <style:table-column-properties fo:break-before="auto" style:column-width="4.394cm"/>
    </style:style>
    <style:style style:name="co5" style:family="table-column">
      <style:table-column-properties fo:break-before="auto" style:column-width="2.422cm"/>
    </style:style>
    <style:style style:name="co6" style:family="table-column">
      <style:table-column-properties fo:break-before="auto" style:column-width="2.648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ccffff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end" fo:margin-left="0c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4">
      <style:table-cell-properties fo:background-color="#ccffff" style:text-align-source="fix" style:repeat-content="false"/>
      <style:paragraph-properties fo:text-align="end" fo:margin-left="0cm"/>
    </style:style>
    <style:style style:name="ce8" style:family="table-cell" style:parent-style-name="Default" style:data-style-name="N104">
      <style:table-cell-properties fo:background-color="#00ff00" style:text-align-source="fix" style:repeat-content="false"/>
      <style:paragraph-properties fo:text-align="end" fo:margin-left="0cm"/>
    </style:style>
    <style:style style:name="ce9" style:family="table-cell" style:parent-style-name="Default" style:data-style-name="N104">
      <style:table-cell-properties fo:background-color="#ffcc99" style:text-align-source="fix" style:repeat-content="false"/>
      <style:paragraph-properties fo:text-align="end" fo:margin-left="0cm"/>
    </style:style>
    <style:style style:name="ce10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office:value-type="string" calcext:value-type="string">
            <text:p>investment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target.market.value</text:p>
          </table:table-cell>
          <table:table-cell office:value-type="string" calcext:value-type="string">
            <text:p>adjusted.value</text:p>
          </table:table-cell>
          <table:table-cell office:value-type="string" calcext:value-type="string">
            <text:p>existing.value</text:p>
          </table:table-cell>
          <table:table-cell office:value-type="string" calcext:value-type="string">
            <text:p>inception.value</text:p>
          </table:table-cell>
          <table:table-cell office:value-type="string" calcext:value-type="string">
            <text:p>fo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Canadian Index e</text:p>
          </table:table-cell>
          <table:table-cell table:number-columns-repeated="3" office:value-type="float" office:value="28046.1225" calcext:value-type="float">
            <text:p>28046.1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Canadian Bond Index e</text:p>
          </table:table-cell>
          <table:table-cell table:number-columns-repeated="3" office:value-type="float" office:value="20397.18" calcext:value-type="float">
            <text:p>20397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US Index e</text:p>
          </table:table-cell>
          <table:table-cell table:number-columns-repeated="3" office:value-type="float" office:value="28046.1225" calcext:value-type="float">
            <text:p>28046.1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Int'l Index e</text:p>
          </table:table-cell>
          <table:table-cell table:number-columns-repeated="3" office:value-type="float" office:value="10198.59" calcext:value-type="float">
            <text:p>10198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CDN Bond</text:p>
          </table:table-cell>
          <table:table-cell table:style-name="ce3" office:value-type="float" office:value="-7390.76" calcext:value-type="float">
            <text:p>-7390.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7390.76" calcext:value-type="float">
            <text:p>7390.76</text:p>
          </table:table-cell>
          <table:table-cell office:value-type="float" office:value="7318.46" calcext:value-type="float">
            <text:p>7318.46</text:p>
          </table:table-cell>
          <table:table-cell office:value-type="float" office:value="1.00987912757602" calcext:value-type="float">
            <text:p>1.00987912757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CDN Equity</text:p>
          </table:table-cell>
          <table:table-cell table:style-name="ce3" office:value-type="float" office:value="-11513.78" calcext:value-type="float">
            <text:p>-11513.7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181898940354586" calcext:value-type="float">
            <text:p>-1.81898940354586E-012</text:p>
          </table:table-cell>
          <table:table-cell office:value-type="float" office:value="11513.78" calcext:value-type="float">
            <text:p>11513.78</text:p>
          </table:table-cell>
          <table:table-cell office:value-type="float" office:value="9241.92" calcext:value-type="float">
            <text:p>9241.92</text:p>
          </table:table-cell>
          <table:table-cell office:value-type="float" office:value="1.24582121463938" calcext:value-type="float">
            <text:p>1.245821214639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CDN Index</text:p>
          </table:table-cell>
          <table:table-cell table:style-name="ce4" office:value-type="float" office:value="-11060.62" calcext:value-type="float">
            <text:p>-1106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0.62" calcext:value-type="float">
            <text:p>11060.62</text:p>
          </table:table-cell>
          <table:table-cell office:value-type="float" office:value="9246.87" calcext:value-type="float">
            <text:p>9246.87</text:p>
          </table:table-cell>
          <table:table-cell office:value-type="float" office:value="1.1961474531382" calcext:value-type="float">
            <text:p>1.1961474531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Dividend Growth</text:p>
          </table:table-cell>
          <table:table-cell table:style-name="ce4" office:value-type="float" office:value="-9073.89" calcext:value-type="float">
            <text:p>-9073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3.89" calcext:value-type="float">
            <text:p>9073.89</text:p>
          </table:table-cell>
          <table:table-cell office:value-type="float" office:value="7280.73" calcext:value-type="float">
            <text:p>7280.73</text:p>
          </table:table-cell>
          <table:table-cell office:value-type="float" office:value="1.24628849030248" calcext:value-type="float">
            <text:p>1.24628849030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Emerging Mkt</text:p>
          </table:table-cell>
          <table:table-cell office:value-type="float" office:value="488.015" calcext:value-type="float">
            <text:p>488.015</text:p>
          </table:table-cell>
          <table:table-cell table:number-columns-repeated="2" office:value-type="float" office:value="5099.295" calcext:value-type="float">
            <text:p>5099.295</text:p>
          </table:table-cell>
          <table:table-cell office:value-type="float" office:value="4611.28" calcext:value-type="float">
            <text:p>4611.28</text:p>
          </table:table-cell>
          <table:table-cell office:value-type="float" office:value="4013" calcext:value-type="float">
            <text:p>4013</text:p>
          </table:table-cell>
          <table:table-cell office:value-type="float" office:value="1.1490854722153" calcext:value-type="float">
            <text:p>1.1490854722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Entertain &amp; Comm</text:p>
          </table:table-cell>
          <table:table-cell table:style-name="ce3" office:value-type="float" office:value="-955.805" calcext:value-type="float">
            <text:p>-955.805</text:p>
          </table:table-cell>
          <table:table-cell table:number-columns-repeated="2" office:value-type="float" office:value="5099.295" calcext:value-type="float">
            <text:p>5099.295</text:p>
          </table:table-cell>
          <table:table-cell office:value-type="float" office:value="6055.1" calcext:value-type="float">
            <text:p>6055.1</text:p>
          </table:table-cell>
          <table:table-cell office:value-type="float" office:value="3352" calcext:value-type="float">
            <text:p>3352</text:p>
          </table:table-cell>
          <table:table-cell office:value-type="float" office:value="1.80641408114558" calcext:value-type="float">
            <text:p>1.806414081145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Int'l Index</text:p>
          </table:table-cell>
          <table:table-cell table:style-name="ce4" office:value-type="float" office:value="-5897.73" calcext:value-type="float">
            <text:p>-589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97.73" calcext:value-type="float">
            <text:p>5897.73</text:p>
          </table:table-cell>
          <table:table-cell office:value-type="float" office:value="4511.64" calcext:value-type="float">
            <text:p>4511.64</text:p>
          </table:table-cell>
          <table:table-cell office:value-type="float" office:value="1.3072253105301" calcext:value-type="float">
            <text:p>1.30722531053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Precious Metals</text:p>
          </table:table-cell>
          <table:table-cell office:value-type="float" office:value="2520.555" calcext:value-type="float">
            <text:p>2520.555</text:p>
          </table:table-cell>
          <table:table-cell table:number-columns-repeated="2" office:value-type="float" office:value="5099.295" calcext:value-type="float">
            <text:p>5099.295</text:p>
          </table:table-cell>
          <table:table-cell office:value-type="float" office:value="2578.74" calcext:value-type="float">
            <text:p>2578.74</text:p>
          </table:table-cell>
          <table:table-cell office:value-type="float" office:value="4421" calcext:value-type="float">
            <text:p>4421</text:p>
          </table:table-cell>
          <table:table-cell office:value-type="float" office:value="0.583293372540149" calcext:value-type="float">
            <text:p>0.583293372540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Real Return Bond</text:p>
          </table:table-cell>
          <table:table-cell table:style-name="ce5" office:value-type="float" office:value="-6619.98" calcext:value-type="float">
            <text:p>-661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9.98" calcext:value-type="float">
            <text:p>6619.98</text:p>
          </table:table-cell>
          <table:table-cell office:value-type="float" office:value="6713.63" calcext:value-type="float">
            <text:p>6713.63</text:p>
          </table:table-cell>
          <table:table-cell office:value-type="float" office:value="0.986050765383258" calcext:value-type="float">
            <text:p>0.986050765383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D US Index</text:p>
          </table:table-cell>
          <table:table-cell table:style-name="ce5" office:value-type="float" office:value="-21184.02" calcext:value-type="float">
            <text:p>-21184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84.02" calcext:value-type="float">
            <text:p>21184.02</text:p>
          </table:table-cell>
          <table:table-cell office:value-type="float" office:value="13151.62" calcext:value-type="float">
            <text:p>13151.62</text:p>
          </table:table-cell>
          <table:table-cell office:value-type="float" office:value="1.61075365620357" calcext:value-type="float">
            <text:p>1.6107536562035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SUM([.E2:.E15])" office:value-type="float" office:value="85985.9" calcext:value-type="float">
            <text:p/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D Canadian Index e</text:p>
          </table:table-cell>
          <table:table-cell table:style-name="ce5" table:formula="of:=[.B15]+[.B14]" office:value-type="float" office:value="-27804" calcext:value-type="float">
            <text:p/>
          </table:table-cell>
          <table:table-cell table:formula="of:=[.B2]+[.B19]" office:value-type="float" office:value="242.122500000001" calcext:value-type="float">
            <text:p/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D US Index e</text:p>
          </table:table-cell>
          <table:table-cell table:style-name="ce4" table:formula="of:=[.B8]+[.B9]+[.B12]" office:value-type="float" office:value="-26032.24" calcext:value-type="float">
            <text:p/>
          </table:table-cell>
          <table:table-cell table:formula="of:=[.B2]+[.B20]" office:value-type="float" office:value="2013.8825" calcext:value-type="float">
            <text:p/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D Canadian Bond Index e</text:p>
          </table:table-cell>
          <table:table-cell table:style-name="ce3" table:formula="of:=[.B6]+[.B7]+[.B11]" office:value-type="float" office:value="-19860.345" calcext:value-type="float">
            <text:p/>
          </table:table-cell>
          <table:table-cell table:number-columns-repeated="1022"/>
        </table:table-row>
        <table:table-row table:style-name="ro1">
          <table:table-cell/>
          <table:table-cell table:formula="of:=SUM([.B19:.B21]) - [.E10]" office:value-type="float" office:value="-78307.865" calcext:value-type="float">
            <text:p/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Investments </text:p>
          </table:table-cell>
          <table:table-cell table:style-name="ce6" office:value-type="string" calcext:value-type="string">
            <text:p>Market Value</text:p>
          </table:table-cell>
          <table:table-cell table:number-columns-repeated="1018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CDN Index** </text:p>
          </table:table-cell>
          <table:table-cell table:style-name="ce7" office:value-type="currency" office:currency="CAD" office:value="3589.8" calcext:value-type="currency">
            <text:p>3589.8</text:p>
          </table:table-cell>
          <table:table-cell/>
          <table:table-cell table:style-name="ce6" table:formula="of:=[.B26]+[.B35]" office:value-type="currency" office:currency="CAD" office:value="11060.62" calcext:value-type="currency">
            <text:p/>
          </table:table-cell>
          <table:table-cell table:number-columns-repeated="1016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Emerging Mkt** </text:p>
          </table:table-cell>
          <table:table-cell table:style-name="ce6" office:value-type="currency" office:currency="CAD" office:value="3474.28" calcext:value-type="currency">
            <text:p>3474.28</text:p>
          </table:table-cell>
          <table:table-cell/>
          <table:table-cell table:style-name="ce6" table:formula="of:=[.B30]+[.B41]" office:value-type="currency" office:currency="CAD" office:value="5897.73" calcext:value-type="currency">
            <text:p/>
          </table:table-cell>
          <table:table-cell table:number-columns-repeated="1016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Precious Metals** </text:p>
          </table:table-cell>
          <table:table-cell table:style-name="ce6" office:value-type="currency" office:currency="CAD" office:value="1353.86" calcext:value-type="currency">
            <text:p>1353.86</text:p>
          </table:table-cell>
          <table:table-cell/>
          <table:table-cell table:style-name="ce6" table:formula="of:=[.B31]+[.B42]" office:value-type="currency" office:currency="CAD" office:value="9073.89" calcext:value-type="currency">
            <text:p/>
          </table:table-cell>
          <table:table-cell table:number-columns-repeated="1016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Entertain &amp; Comm** </text:p>
          </table:table-cell>
          <table:table-cell table:style-name="ce6" office:value-type="currency" office:currency="CAD" office:value="5168.1" calcext:value-type="currency">
            <text:p>5168.1</text:p>
          </table:table-cell>
          <table:table-cell table:style-name="ce8" table:formula="of:=[.B29]-[.C11]" office:value-type="currency" office:currency="CAD" office:value="68.8050000000003" calcext:value-type="currency">
            <text:p/>
          </table:table-cell>
          <table:table-cell table:number-columns-repeated="1017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Int'l Index** </text:p>
          </table:table-cell>
          <table:table-cell table:style-name="ce7" office:value-type="currency" office:currency="CAD" office:value="4200.17" calcext:value-type="currency">
            <text:p>4200.17</text:p>
          </table:table-cell>
          <table:table-cell table:number-columns-repeated="1018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Dividend Growth** </text:p>
          </table:table-cell>
          <table:table-cell table:style-name="ce7" office:value-type="currency" office:currency="CAD" office:value="1184.63" calcext:value-type="currency">
            <text:p>1184.63</text:p>
          </table:table-cell>
          <table:table-cell table:number-columns-repeated="1018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1019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CDN Equity** </text:p>
          </table:table-cell>
          <table:table-cell table:style-name="ce8" office:value-type="currency" office:currency="CAD" office:value="11513.78" calcext:value-type="currency">
            <text:p>11513.78</text:p>
          </table:table-cell>
          <table:table-cell table:number-columns-repeated="1018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CDN Bond** </text:p>
          </table:table-cell>
          <table:table-cell table:style-name="ce8" office:value-type="currency" office:currency="CAD" office:value="7390.76" calcext:value-type="currency">
            <text:p>7390.76</text:p>
          </table:table-cell>
          <table:table-cell table:number-columns-repeated="1018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CDN Index** </text:p>
          </table:table-cell>
          <table:table-cell table:style-name="ce7" office:value-type="currency" office:currency="CAD" office:value="7470.82" calcext:value-type="currency">
            <text:p>7470.82</text:p>
          </table:table-cell>
          <table:table-cell table:number-columns-repeated="1018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Emerging Mkt** </text:p>
          </table:table-cell>
          <table:table-cell table:style-name="ce6" office:value-type="currency" office:currency="CAD" office:value="1137" calcext:value-type="currency">
            <text:p>1137</text:p>
          </table:table-cell>
          <table:table-cell table:number-columns-repeated="1018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Real Return Bond** </text:p>
          </table:table-cell>
          <table:table-cell table:style-name="ce9" office:value-type="currency" office:currency="CAD" office:value="6619.98" calcext:value-type="currency">
            <text:p>6619.98</text:p>
          </table:table-cell>
          <table:table-cell table:number-columns-repeated="1018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Precious Metals** </text:p>
          </table:table-cell>
          <table:table-cell table:style-name="ce6" office:value-type="currency" office:currency="CAD" office:value="1224.88" calcext:value-type="currency">
            <text:p>1224.88</text:p>
          </table:table-cell>
          <table:table-cell table:number-columns-repeated="1018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Entertain &amp; Comm** </text:p>
          </table:table-cell>
          <table:table-cell table:style-name="ce8" office:value-type="currency" office:currency="CAD" office:value="887" calcext:value-type="currency">
            <text:p>887</text:p>
          </table:table-cell>
          <table:table-cell table:number-columns-repeated="1018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US Index** </text:p>
          </table:table-cell>
          <table:table-cell table:style-name="ce9" office:value-type="currency" office:currency="CAD" office:value="21184.02" calcext:value-type="currency">
            <text:p>21184.02</text:p>
          </table:table-cell>
          <table:table-cell table:number-columns-repeated="1018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Int'l Index** </text:p>
          </table:table-cell>
          <table:table-cell table:style-name="ce7" office:value-type="currency" office:currency="CAD" office:value="1697.56" calcext:value-type="currency">
            <text:p>1697.56</text:p>
          </table:table-cell>
          <table:table-cell table:number-columns-repeated="1018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D Dividend Growth** </text:p>
          </table:table-cell>
          <table:table-cell table:style-name="ce7" office:value-type="currency" office:currency="CAD" office:value="7889.26" calcext:value-type="currency">
            <text:p>7889.26</text:p>
          </table:table-cell>
          <table:table-cell table:number-columns-repeated="1018"/>
          <table:table-cell table:style-name="Default" table:number-columns-repeated="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column table:style-name="co8" table:default-cell-style-name="Default"/>
        <table:table-column table:style-name="co8" table:number-columns-repeated="2" table:default-cell-style-name="ce10"/>
        <table:table-column table:style-name="co8" table:default-cell-style-name="Default"/>
        <table:table-column table:style-name="co8" table:default-cell-style-name="ce10"/>
        <table:table-row table:style-name="ro1">
          <table:table-cell office:value-type="string" calcext:value-type="string">
            <text:p>Investments </text:p>
          </table:table-cell>
          <table:table-cell office:value-type="string" calcext:value-type="string">
            <text:p>Units Held</text:p>
          </table:table-cell>
          <table:table-cell office:value-type="string" calcext:value-type="string">
            <text:p>Price Per Unit</text:p>
          </table:table-cell>
          <table:table-cell office:value-type="string" calcext:value-type="string">
            <text:p>Market Value</text:p>
          </table:table-cell>
          <table:table-cell office:value-type="string" calcext:value-type="string">
            <text:p>Holding %</text:p>
          </table:table-cell>
          <table:table-cell office:value-type="string" calcext:value-type="string">
            <text:p>Book Value</text:p>
          </table:table-cell>
        </table:table-row>
        <table:table-row table:style-name="ro1">
          <table:table-cell office:value-type="string" calcext:value-type="string">
            <text:p>TD CDN Index** </text:p>
          </table:table-cell>
          <table:table-cell office:value-type="float" office:value="163.247" calcext:value-type="float">
            <text:p>163.247</text:p>
          </table:table-cell>
          <table:table-cell office:value-type="currency" office:currency="CAD" office:value="21.99" calcext:value-type="currency">
            <text:p>21.99</text:p>
          </table:table-cell>
          <table:table-cell office:value-type="currency" office:currency="CAD" office:value="3589.8" calcext:value-type="currency">
            <text:p>3589.8</text:p>
          </table:table-cell>
          <table:table-cell office:value-type="float" office:value="18.92" calcext:value-type="float">
            <text:p>18.92</text:p>
          </table:table-cell>
          <table:table-cell office:value-type="currency" office:currency="CAD" office:value="2977.94" calcext:value-type="currency">
            <text:p>2977.94</text:p>
          </table:table-cell>
        </table:table-row>
        <table:table-row table:style-name="ro1">
          <table:table-cell office:value-type="string" calcext:value-type="string">
            <text:p>TD Emerging Mkt** </text:p>
          </table:table-cell>
          <table:table-cell office:value-type="float" office:value="215.794" calcext:value-type="float">
            <text:p>215.794</text:p>
          </table:table-cell>
          <table:table-cell office:value-type="currency" office:currency="CAD" office:value="16.1" calcext:value-type="currency">
            <text:p>16.1</text:p>
          </table:table-cell>
          <table:table-cell office:value-type="currency" office:currency="CAD" office:value="3474.28" calcext:value-type="currency">
            <text:p>3474.28</text:p>
          </table:table-cell>
          <table:table-cell office:value-type="float" office:value="18.31" calcext:value-type="float">
            <text:p>18.31</text:p>
          </table:table-cell>
          <table:table-cell office:value-type="currency" office:currency="CAD" office:value="3013" calcext:value-type="currency">
            <text:p>3013</text:p>
          </table:table-cell>
        </table:table-row>
        <table:table-row table:style-name="ro1">
          <table:table-cell office:value-type="string" calcext:value-type="string">
            <text:p>TD Precious Metals** </text:p>
          </table:table-cell>
          <table:table-cell office:value-type="float" office:value="41.314" calcext:value-type="float">
            <text:p>41.314</text:p>
          </table:table-cell>
          <table:table-cell office:value-type="currency" office:currency="CAD" office:value="32.77" calcext:value-type="currency">
            <text:p>32.77</text:p>
          </table:table-cell>
          <table:table-cell office:value-type="currency" office:currency="CAD" office:value="1353.86" calcext:value-type="currency">
            <text:p>1353.86</text:p>
          </table:table-cell>
          <table:table-cell office:value-type="float" office:value="7.14" calcext:value-type="float">
            <text:p>7.14</text:p>
          </table:table-cell>
          <table:table-cell office:value-type="currency" office:currency="CAD" office:value="2471" calcext:value-type="currency">
            <text:p>2471</text:p>
          </table:table-cell>
        </table:table-row>
        <table:table-row table:style-name="ro1">
          <table:table-cell office:value-type="string" calcext:value-type="string">
            <text:p>TD Entertain &amp; Comm** </text:p>
          </table:table-cell>
          <table:table-cell office:value-type="float" office:value="129.138" calcext:value-type="float">
            <text:p>129.138</text:p>
          </table:table-cell>
          <table:table-cell office:value-type="currency" office:currency="CAD" office:value="40.02" calcext:value-type="currency">
            <text:p>40.02</text:p>
          </table:table-cell>
          <table:table-cell office:value-type="currency" office:currency="CAD" office:value="5168.1" calcext:value-type="currency">
            <text:p>5168.1</text:p>
          </table:table-cell>
          <table:table-cell office:value-type="float" office:value="27.24" calcext:value-type="float">
            <text:p>27.24</text:p>
          </table:table-cell>
          <table:table-cell office:value-type="currency" office:currency="CAD" office:value="2752" calcext:value-type="currency">
            <text:p>2752</text:p>
          </table:table-cell>
        </table:table-row>
        <table:table-row table:style-name="ro1">
          <table:table-cell office:value-type="string" calcext:value-type="string">
            <text:p>TD Int'l Index** </text:p>
          </table:table-cell>
          <table:table-cell office:value-type="float" office:value="377.035" calcext:value-type="float">
            <text:p>377.035</text:p>
          </table:table-cell>
          <table:table-cell office:value-type="currency" office:currency="CAD" office:value="11.14" calcext:value-type="currency">
            <text:p>11.14</text:p>
          </table:table-cell>
          <table:table-cell office:value-type="currency" office:currency="CAD" office:value="4200.17" calcext:value-type="currency">
            <text:p>4200.17</text:p>
          </table:table-cell>
          <table:table-cell office:value-type="float" office:value="22.14" calcext:value-type="float">
            <text:p>22.14</text:p>
          </table:table-cell>
          <table:table-cell office:value-type="currency" office:currency="CAD" office:value="3283.32" calcext:value-type="currency">
            <text:p>3283.32</text:p>
          </table:table-cell>
        </table:table-row>
        <table:table-row table:style-name="ro1">
          <table:table-cell office:value-type="string" calcext:value-type="string">
            <text:p>TD Dividend Growth** </text:p>
          </table:table-cell>
          <table:table-cell office:value-type="float" office:value="17.304" calcext:value-type="float">
            <text:p>17.304</text:p>
          </table:table-cell>
          <table:table-cell office:value-type="currency" office:currency="CAD" office:value="68.46" calcext:value-type="currency">
            <text:p>68.46</text:p>
          </table:table-cell>
          <table:table-cell office:value-type="currency" office:currency="CAD" office:value="1184.63" calcext:value-type="currency">
            <text:p>1184.63</text:p>
          </table:table-cell>
          <table:table-cell office:value-type="float" office:value="6.24" calcext:value-type="float">
            <text:p>6.24</text:p>
          </table:table-cell>
          <table:table-cell office:value-type="currency" office:currency="CAD" office:value="957.63" calcext:value-type="currency">
            <text:p>957.6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TD CDN Equity** </text:p>
          </table:table-cell>
          <table:table-cell office:value-type="float" office:value="354.816" calcext:value-type="float">
            <text:p>354.816</text:p>
          </table:table-cell>
          <table:table-cell office:value-type="currency" office:currency="CAD" office:value="32.45" calcext:value-type="currency">
            <text:p>32.45</text:p>
          </table:table-cell>
          <table:table-cell office:value-type="currency" office:currency="CAD" office:value="11513.78" calcext:value-type="currency">
            <text:p>11513.78</text:p>
          </table:table-cell>
          <table:table-cell office:value-type="float" office:value="17.18" calcext:value-type="float">
            <text:p>17.18</text:p>
          </table:table-cell>
          <table:table-cell office:value-type="currency" office:currency="CAD" office:value="9241.92" calcext:value-type="currency">
            <text:p>9241.92</text:p>
          </table:table-cell>
        </table:table-row>
        <table:table-row table:style-name="ro1">
          <table:table-cell office:value-type="string" calcext:value-type="string">
            <text:p>TD CDN Bond** </text:p>
          </table:table-cell>
          <table:table-cell office:value-type="float" office:value="537.51" calcext:value-type="float">
            <text:p>537.51</text:p>
          </table:table-cell>
          <table:table-cell office:value-type="currency" office:currency="CAD" office:value="13.75" calcext:value-type="currency">
            <text:p>13.75</text:p>
          </table:table-cell>
          <table:table-cell office:value-type="currency" office:currency="CAD" office:value="7390.76" calcext:value-type="currency">
            <text:p>7390.76</text:p>
          </table:table-cell>
          <table:table-cell office:value-type="float" office:value="11.03" calcext:value-type="float">
            <text:p>11.03</text:p>
          </table:table-cell>
          <table:table-cell office:value-type="currency" office:currency="CAD" office:value="7318.46" calcext:value-type="currency">
            <text:p>7318.46</text:p>
          </table:table-cell>
        </table:table-row>
        <table:table-row table:style-name="ro1">
          <table:table-cell office:value-type="string" calcext:value-type="string">
            <text:p>TD CDN Index** </text:p>
          </table:table-cell>
          <table:table-cell office:value-type="float" office:value="339.737" calcext:value-type="float">
            <text:p>339.737</text:p>
          </table:table-cell>
          <table:table-cell office:value-type="currency" office:currency="CAD" office:value="21.99" calcext:value-type="currency">
            <text:p>21.99</text:p>
          </table:table-cell>
          <table:table-cell office:value-type="currency" office:currency="CAD" office:value="7470.82" calcext:value-type="currency">
            <text:p>7470.82</text:p>
          </table:table-cell>
          <table:table-cell office:value-type="float" office:value="11.15" calcext:value-type="float">
            <text:p>11.15</text:p>
          </table:table-cell>
          <table:table-cell office:value-type="currency" office:currency="CAD" office:value="6268.93" calcext:value-type="currency">
            <text:p>6268.93</text:p>
          </table:table-cell>
        </table:table-row>
        <table:table-row table:style-name="ro1">
          <table:table-cell office:value-type="string" calcext:value-type="string">
            <text:p>TD Emerging Mkt** </text:p>
          </table:table-cell>
          <table:table-cell office:value-type="float" office:value="70.621" calcext:value-type="float">
            <text:p>70.621</text:p>
          </table:table-cell>
          <table:table-cell office:value-type="currency" office:currency="CAD" office:value="16.1" calcext:value-type="currency">
            <text:p>16.1</text:p>
          </table:table-cell>
          <table:table-cell office:value-type="currency" office:currency="CAD" office:value="1137" calcext:value-type="currency">
            <text:p>1137</text:p>
          </table:table-cell>
          <table:table-cell office:value-type="float" office:value="1.7" calcext:value-type="float">
            <text:p>1.7</text:p>
          </table:table-cell>
          <table:table-cell office:value-type="currency" office:currency="CAD" office:value="1000" calcext:value-type="currency">
            <text:p>1000</text:p>
          </table:table-cell>
        </table:table-row>
        <table:table-row table:style-name="ro1">
          <table:table-cell office:value-type="string" calcext:value-type="string">
            <text:p>TD Real Return Bond** </text:p>
          </table:table-cell>
          <table:table-cell office:value-type="float" office:value="420.316" calcext:value-type="float">
            <text:p>420.316</text:p>
          </table:table-cell>
          <table:table-cell office:value-type="currency" office:currency="CAD" office:value="15.75" calcext:value-type="currency">
            <text:p>15.75</text:p>
          </table:table-cell>
          <table:table-cell office:value-type="currency" office:currency="CAD" office:value="6619.98" calcext:value-type="currency">
            <text:p>6619.98</text:p>
          </table:table-cell>
          <table:table-cell office:value-type="float" office:value="9.88" calcext:value-type="float">
            <text:p>9.88</text:p>
          </table:table-cell>
          <table:table-cell office:value-type="currency" office:currency="CAD" office:value="6713.63" calcext:value-type="currency">
            <text:p>6713.63</text:p>
          </table:table-cell>
        </table:table-row>
        <table:table-row table:style-name="ro1">
          <table:table-cell office:value-type="string" calcext:value-type="string">
            <text:p>TD Precious Metals** </text:p>
          </table:table-cell>
          <table:table-cell office:value-type="float" office:value="37.378" calcext:value-type="float">
            <text:p>37.378</text:p>
          </table:table-cell>
          <table:table-cell office:value-type="currency" office:currency="CAD" office:value="32.77" calcext:value-type="currency">
            <text:p>32.77</text:p>
          </table:table-cell>
          <table:table-cell office:value-type="currency" office:currency="CAD" office:value="1224.88" calcext:value-type="currency">
            <text:p>1224.88</text:p>
          </table:table-cell>
          <table:table-cell office:value-type="float" office:value="1.83" calcext:value-type="float">
            <text:p>1.83</text:p>
          </table:table-cell>
          <table:table-cell office:value-type="currency" office:currency="CAD" office:value="1950" calcext:value-type="currency">
            <text:p>1950</text:p>
          </table:table-cell>
        </table:table-row>
        <table:table-row table:style-name="ro1">
          <table:table-cell office:value-type="string" calcext:value-type="string">
            <text:p>TD Entertain &amp; Comm** </text:p>
          </table:table-cell>
          <table:table-cell office:value-type="float" office:value="22.164" calcext:value-type="float">
            <text:p>22.164</text:p>
          </table:table-cell>
          <table:table-cell office:value-type="currency" office:currency="CAD" office:value="40.02" calcext:value-type="currency">
            <text:p>40.02</text:p>
          </table:table-cell>
          <table:table-cell office:value-type="currency" office:currency="CAD" office:value="887" calcext:value-type="currency">
            <text:p>887</text:p>
          </table:table-cell>
          <table:table-cell office:value-type="float" office:value="1.32" calcext:value-type="float">
            <text:p>1.32</text:p>
          </table:table-cell>
          <table:table-cell office:value-type="currency" office:currency="CAD" office:value="600" calcext:value-type="currency">
            <text:p>600</text:p>
          </table:table-cell>
        </table:table-row>
        <table:table-row table:style-name="ro1">
          <table:table-cell office:value-type="string" calcext:value-type="string">
            <text:p>TD US Index** </text:p>
          </table:table-cell>
          <table:table-cell office:value-type="float" office:value="1339.066" calcext:value-type="float">
            <text:p>1339.066</text:p>
          </table:table-cell>
          <table:table-cell office:value-type="currency" office:currency="CAD" office:value="15.82" calcext:value-type="currency">
            <text:p>15.82</text:p>
          </table:table-cell>
          <table:table-cell office:value-type="currency" office:currency="CAD" office:value="21184.02" calcext:value-type="currency">
            <text:p>21184.02</text:p>
          </table:table-cell>
          <table:table-cell office:value-type="float" office:value="31.61" calcext:value-type="float">
            <text:p>31.61</text:p>
          </table:table-cell>
          <table:table-cell office:value-type="currency" office:currency="CAD" office:value="13151.62" calcext:value-type="currency">
            <text:p>13151.62</text:p>
          </table:table-cell>
        </table:table-row>
        <table:table-row table:style-name="ro1">
          <table:table-cell office:value-type="string" calcext:value-type="string">
            <text:p>TD Int'l Index** </text:p>
          </table:table-cell>
          <table:table-cell office:value-type="float" office:value="152.384" calcext:value-type="float">
            <text:p>152.384</text:p>
          </table:table-cell>
          <table:table-cell office:value-type="currency" office:currency="CAD" office:value="11.14" calcext:value-type="currency">
            <text:p>11.14</text:p>
          </table:table-cell>
          <table:table-cell office:value-type="currency" office:currency="CAD" office:value="1697.56" calcext:value-type="currency">
            <text:p>1697.56</text:p>
          </table:table-cell>
          <table:table-cell office:value-type="float" office:value="2.53" calcext:value-type="float">
            <text:p>2.53</text:p>
          </table:table-cell>
          <table:table-cell office:value-type="currency" office:currency="CAD" office:value="1228.32" calcext:value-type="currency">
            <text:p>1228.32</text:p>
          </table:table-cell>
        </table:table-row>
        <table:table-row table:style-name="ro1">
          <table:table-cell office:value-type="string" calcext:value-type="string">
            <text:p>TD Dividend Growth** </text:p>
          </table:table-cell>
          <table:table-cell office:value-type="float" office:value="115.239" calcext:value-type="float">
            <text:p>115.239</text:p>
          </table:table-cell>
          <table:table-cell office:value-type="currency" office:currency="CAD" office:value="68.46" calcext:value-type="currency">
            <text:p>68.46</text:p>
          </table:table-cell>
          <table:table-cell office:value-type="currency" office:currency="CAD" office:value="7889.26" calcext:value-type="currency">
            <text:p>7889.26</text:p>
          </table:table-cell>
          <table:table-cell office:value-type="float" office:value="11.77" calcext:value-type="float">
            <text:p>11.77</text:p>
          </table:table-cell>
          <table:table-cell office:value-type="currency" office:currency="CAD" office:value="6323.1" calcext:value-type="currency">
            <text:p>6323.1</text:p>
          </table:table-cell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Investments </text:p>
          </table:table-cell>
          <table:table-cell office:value-type="string" calcext:value-type="string">
            <text:p>Units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Held </text:p>
          </table:table-cell>
          <table:table-cell office:value-type="string" calcext:value-type="string">
            <text:p>Price Per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Unit </text:p>
          </table:table-cell>
          <table:table-cell office:value-type="string" calcext:value-type="string">
            <text:p>Market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Value 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Holdings </text:p>
          </table:table-cell>
          <table:table-cell office:value-type="string" calcext:value-type="string">
            <text:p>Book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Value 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4T20:21:56.404856000</dc:date>
    <meta:generator>LibreOffice/4.2.3.3$MacOSX_x86 LibreOffice_project/882f8a0a489bc99a9e60c7905a60226254cb6ff0</meta:generator>
    <meta:editing-duration>PT31M33S</meta:editing-duration>
    <meta:editing-cycles>16</meta:editing-cycles>
    <meta:document-statistic meta:table-count="2" meta:cell-count="266" meta:object-count="0"/>
  </office:meta>
</office:document-meta>
</file>